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207000001C00EAA0EB8.png" manifest:media-type="image/png"/>
  <manifest:file-entry manifest:full-path="Pictures/1000000000000205000001BDBD71796B.png" manifest:media-type="image/png"/>
  <manifest:file-entry manifest:full-path="Pictures/1000000000000202000001BA2E80F809.png" manifest:media-type="image/png"/>
  <manifest:file-entry manifest:full-path="Pictures/10000000000002A9000002D773800B0C.png" manifest:media-type="image/png"/>
  <manifest:file-entry manifest:full-path="Pictures/1000000000000550000003008DF17C17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1.001cm, 0cm)" draw:image-opacity="100%" style:mirror="none"/>
    </style:style>
    <style:style style:name="gr2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0cm" fo:min-width="1.148cm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/>
    </style:style>
    <style:style style:name="gr4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0cm" fo:min-width="0.353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6cm" fo:min-width="0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0cm" fo:min-width="1.164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4cm" fo:min-width="0cm"/>
    </style:style>
    <style:style style:name="gr10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0cm" fo:min-width="1.975cm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4cm" fo:min-width="0cm"/>
    </style:style>
    <style:style style:name="gr12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0.038cm" fo:min-width="1.067cm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3cm" fo:min-width="0cm"/>
    </style:style>
    <style:style style:name="gr14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0cm" fo:min-width="0.66cm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3cm" svg:height="7.299cm" svg:x="1cm" svg:y="1.001cm">
          <draw:image xlink:href="Pictures/1000000000000550000003008DF17C17.png" xlink:type="simple" xlink:show="embed" xlink:actuate="onLoad">
            <text:p/>
          </draw:image>
        </draw:frame>
        <draw:custom-shape draw:style-name="gr2" draw:text-style-name="P1" draw:layer="layout" svg:width="1.748cm" svg:height="0.286cm" svg:x="3.784cm" svg:y="1.287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0.453cm" svg:height="0.839cm" svg:x="5.447cm" svg:y="0.961cm">
          <draw:text-box>
            <text:p><text:span text:style-name="T1">1</text:span></text:p>
          </draw:text-box>
        </draw:frame>
        <draw:custom-shape draw:style-name="gr4" draw:text-style-name="P1" draw:layer="layout" svg:width="0.953cm" svg:height="0.342cm" svg:x="4.108cm" svg:y="3.61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0.247cm" svg:height="0.839cm" svg:x="5.1cm" svg:y="3.261cm">
          <draw:text-box>
            <text:p><text:span text:style-name="T1">2</text:span></text:p>
          </draw:text-box>
        </draw:frame>
        <draw:custom-shape draw:style-name="gr4" draw:text-style-name="P1" draw:layer="layout" svg:width="0.953cm" svg:height="0.342cm" svg:x="6.309cm" svg:y="4.64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0.247cm" svg:height="0.839cm" svg:x="7.4cm" svg:y="4.3cm">
          <draw:text-box>
            <text:p><text:span text:style-name="T1">3</text:span></text:p>
          </draw:text-box>
        </draw:frame>
        <draw:frame draw:style-name="gr7" draw:text-style-name="P1" draw:layer="layout" svg:width="10.017cm" svg:height="10.797cm" svg:x="10.9cm" svg:y="8.4cm">
          <draw:image xlink:href="Pictures/10000000000002A9000002D773800B0C.png" xlink:type="simple" xlink:show="embed" xlink:actuate="onLoad">
            <text:p/>
          </draw:image>
        </draw:frame>
        <draw:custom-shape draw:style-name="gr8" draw:text-style-name="P1" draw:layer="layout" svg:width="1.764cm" svg:height="0.246cm" svg:x="13.9cm" svg:y="10.717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0.438cm" svg:height="0.839cm" svg:x="15.628cm" svg:y="10.5cm">
          <draw:text-box>
            <text:p><text:span text:style-name="T1">4</text:span></text:p>
          </draw:text-box>
        </draw:frame>
        <draw:frame draw:style-name="gr7" draw:text-style-name="P1" draw:layer="layout" svg:width="11.599cm" svg:height="8.984cm" svg:x="-1.099cm" svg:y="11.5cm">
          <draw:image xlink:href="Pictures/1000000000000202000001BA2E80F809.png" xlink:type="simple" xlink:show="embed" xlink:actuate="onLoad">
            <text:p/>
          </draw:image>
        </draw:frame>
        <draw:custom-shape draw:style-name="gr10" draw:text-style-name="P1" draw:layer="layout" svg:width="2.575cm" svg:height="0.263cm" svg:x="3.158cm" svg:y="14.05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0.641cm" svg:height="1.034cm" svg:x="5.681cm" svg:y="13.818cm">
          <draw:text-box>
            <text:p><text:span text:style-name="T1">5</text:span></text:p>
          </draw:text-box>
        </draw:frame>
        <draw:custom-shape draw:style-name="gr12" draw:text-style-name="P1" draw:layer="layout" svg:width="1.667cm" svg:height="0.388cm" svg:x="6.151cm" svg:y="19.585cm">
          <text:p/>
          <draw:enhanced-geometry svg:viewBox="0 0 21600 21600" draw:type="rectangle" draw:enhanced-path="M 0 0 L 21600 0 21600 21600 0 21600 0 0 Z N"/>
        </draw:custom-shape>
        <draw:frame draw:style-name="gr13" draw:text-style-name="P2" draw:layer="layout" svg:width="0.342cm" svg:height="1.033cm" svg:x="7.859cm" svg:y="19.367cm">
          <draw:text-box>
            <text:p><text:span text:style-name="T1">6</text:span></text:p>
          </draw:text-box>
        </draw:frame>
        <draw:frame draw:style-name="gr7" draw:text-style-name="P1" draw:layer="layout" svg:width="11.378cm" svg:height="8.873cm" svg:x="9.5cm" svg:y="20.827cm">
          <draw:image xlink:href="Pictures/1000000000000205000001BDBD71796B.png" xlink:type="simple" xlink:show="embed" xlink:actuate="onLoad">
            <text:p/>
          </draw:image>
        </draw:frame>
        <draw:custom-shape draw:style-name="gr12" draw:text-style-name="P1" draw:layer="layout" svg:width="1.667cm" svg:height="0.388cm" svg:x="16.55cm" svg:y="28.718cm">
          <text:p/>
          <draw:enhanced-geometry svg:viewBox="0 0 21600 21600" draw:type="rectangle" draw:enhanced-path="M 0 0 L 21600 0 21600 21600 0 21600 0 0 Z N"/>
        </draw:custom-shape>
        <draw:frame draw:style-name="gr13" draw:text-style-name="P2" draw:layer="layout" svg:width="0.342cm" svg:height="1.033cm" svg:x="18.258cm" svg:y="28.5cm">
          <draw:text-box>
            <text:p><text:span text:style-name="T1">7</text:span></text:p>
          </draw:text-box>
        </draw:frame>
        <draw:frame draw:style-name="gr7" draw:text-style-name="P1" draw:layer="layout" svg:width="9.027cm" svg:height="7.452cm" svg:x="0.173cm" svg:y="20.948cm">
          <draw:image xlink:href="Pictures/1000000000000207000001C00EAA0EB8.png" xlink:type="simple" xlink:show="embed" xlink:actuate="onLoad">
            <text:p/>
          </draw:image>
        </draw:frame>
        <draw:custom-shape draw:style-name="gr14" draw:text-style-name="P1" draw:layer="layout" svg:width="1.26cm" svg:height="0.338cm" svg:x="5.85cm" svg:y="27.59cm">
          <text:p/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0.259cm" svg:height="0.9cm" svg:x="7.2cm" svg:y="27.4cm">
          <draw:text-box>
            <text:p><text:span text:style-name="T1">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2T21:47:21.775000000</meta:creation-date>
    <dc:date>2015-03-12T22:26:25.805000000</dc:date>
    <meta:editing-duration>PT3M1S</meta:editing-duration>
    <meta:editing-cycles>1</meta:editing-cycles>
    <meta:document-statistic meta:object-count="21"/>
    <meta:generator>LibreOffice/4.3.1.2$Windows_x86 LibreOffice_project/958349dc3b25111dbca392fbc281a05559ef6848</meta:generator>
  </office:meta>
</office:document-meta>
</file>